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line-height="115%" fo:text-align="start" style:justify-single-word="false" fo:keep-together="auto" fo:orphans="2" fo:widows="2" fo:text-indent="0cm" style:auto-text-indent="false" fo:keep-with-next="auto"/>
    </style:style>
    <style:style style:name="P2" style:family="paragraph" style:parent-style-name="Standard">
      <style:paragraph-properties fo:margin-left="1.235cm" fo:margin-right="0cm" fo:text-indent="0cm" style:auto-text-indent="false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5" style:family="paragraph" style:parent-style-name="Standard" style:list-style-name="WWNum2">
      <style:paragraph-properties fo:margin-left="1.27cm" fo:margin-right="0cm" fo:text-indent="-0.635cm" style:auto-text-indent="false"/>
    </style:style>
    <style:style style:name="P6" style:family="paragraph" style:parent-style-name="Standard" style:list-style-name="WWNum1">
      <style:paragraph-properties fo:margin-left="2.54cm" fo:margin-right="0cm" fo:text-indent="-0.635cm" style:auto-text-indent="false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Heading_20_1" style:master-page-name="Standard">
      <style:paragraph-properties style:page-number="auto"/>
    </style:style>
    <style:style style:name="T1" style:family="text">
      <style:text-properties fo:color="#0000ff" style:font-name="Courier New" style:font-name-asian="Courier New1" style:font-name-complex="Courier New1"/>
    </style:style>
    <style:style style:name="T2" style:family="text">
      <style:text-properties style:font-name="Courier New" style:font-name-asian="Courier New1" style:font-name-complex="Courier New1"/>
    </style:style>
    <style:style style:name="T3" style:family="text">
      <style:text-properties style:font-name="Courier New" fo:font-size="10pt" style:font-name-asian="Courier New1" style:font-size-asian="10pt" style:font-name-complex="Courier New1" style:font-size-complex="10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color="#38761d" style:font-name="Courier New" style:font-name-asian="Courier New1" style:font-name-complex="Courier New1"/>
    </style:style>
    <style:style style:name="T6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<text:bookmark text:name="_4ueqd2u7m4vi"/>Справочная информация</text:h>
      <text:p text:style-name="Standard">В языке Java базовый класс принято называть суперклассом (<text:span text:style-name="T1">super</text:span>) и говорить, что наследник расширяет (<text:span text:style-name="T1">extends</text:span>) суперкласс. В языке Java любой класс расширяется только от одного суперкласса. Если суперкласс не указан, то новый класс наследуется от специального класса <text:span text:style-name="T2">Object</text:span>.<text:line-break/>Чтобы класс <text:span text:style-name="T2">&lt;имя класса&gt;</text:span> расширял суперкласс <text:span text:style-name="T2">&lt;имя суперкласса&gt;</text:span>, необходимо написать:</text:p>
      <text:p text:style-name="Standard"><text:line-break/><text:span text:style-name="T2">public class &lt;имя класса&gt; </text:span><text:span text:style-name="T1">extends </text:span><text:span text:style-name="T2">&lt;имя суперкласса&gt; {<text:line-break/>// ...<text:line-break/>}<text:line-break/></text:span><text:line-break/>Если для класса &lt;имя класса&gt; суперкласс не указан:<text:line-break/><text:line-break/><text:span text:style-name="T2">public class &lt;имя класса&gt; {<text:line-break/>// ...<text:line-break/>}<text:line-break/></text:span><text:line-break/>То считается, что написано следующее:<text:line-break/><text:line-break/><text:span text:style-name="T2">public class &lt;имя класса&gt; </text:span><text:span text:style-name="T1">extends </text:span><text:span text:style-name="T2">Object{}//...<text:line-break/></text:span><text:line-break/>Суперкласс, его методы и поля, доступны по специальной ссылке <text:span text:style-name="T1">super </text:span>(аналогично <text:span text:style-name="T1">this</text:span>).<text:line-break/><text:line-break/>При создании объекта класса сначала вызывается конструктор суперкласса, а потом – конструктор самого класса. Если не задано, какой конструктор суперкласса нужно вызвать, то вызывается конструктор по умолчанию (без параметров).</text:p>
      <text:p text:style-name="Standard"><text:line-break/>Чтобы заменить метод суперкласса (перегрузить), нужно в классе-потомке написать абсолютно такой же метод с пометкой <text:span text:style-name="T2">@Override</text:span>. <text:span text:style-name="T4">Абсолютно такими же должны быть <text:line-break/>имя и параметры метода, реализацию же хотим другую.</text:span></text:p>
      <text:p text:style-name="Standard"/>
      <text:p text:style-name="Standard"><text:span text:style-name="T2">public class Cat {</text:span></text:p>
      <text:p text:style-name="P1"><text:span text:style-name="T2"><text:s text:c="4"/>public void voice() {</text:span></text:p>
      <text:p text:style-name="Standard"><text:span text:style-name="T2"><text:s text:c="8"/>System.out.println(“Мяу-Мяу!”);</text:span></text:p>
      <text:p text:style-name="Standard"><text:span text:style-name="T2"><text:s text:c="4"/>}</text:span></text:p>
      <text:p text:style-name="Standard"><text:span text:style-name="T2">}</text:span></text:p>
      <text:p text:style-name="Standard"><text:span text:style-name="T2">public class EnglishCat extends Cat {</text:span></text:p>
      <text:p text:style-name="Standard"><text:span text:style-name="T2"><text:s text:c="4"/>public void voice() {</text:span></text:p>
      <text:p text:style-name="Standard"><text:span text:style-name="T2"><text:s text:c="8"/>System.out.println(“Meow-Meow!”);</text:span></text:p>
      <text:p text:style-name="Standard"><text:span text:style-name="T2"><text:s text:c="4"/>}</text:span></text:p>
      <text:p text:style-name="Standard"><text:span text:style-name="T2">}</text:span></text:p>
      <text:p text:style-name="Standard">В классе <text:span text:style-name="T3">Object</text:span>, от которого наследуются все классы, есть метод:</text:p>
      <text:p text:style-name="P2"><text:soft-page-break/><text:span text:style-name="T3">public String toString()</text:span><text:span text:style-name="T2">,</text:span></text:p>
      <text:p text:style-name="Standard">который возвращает представление объекта строчкой (строчка с именем класса и хэш-кодом этого объекта).</text:p>
      <text:p text:style-name="Standard"/>
      <text:p text:style-name="Standard"><text:span text:style-name="T2">public class Smile {</text:span></text:p>
      <text:p text:style-name="Standard"><text:span text:style-name="T2">}</text:span></text:p>
      <text:p text:style-name="Standard"/>
      <text:p text:style-name="Standard"><text:span text:style-name="T2">public class HumanSmile extends Smile{</text:span></text:p>
      <text:p text:style-name="Standard"><text:span text:style-name="T2"><text:s text:c="4"/>private char leftEye;</text:span></text:p>
      <text:p text:style-name="Standard"><text:span text:style-name="T2"><text:s text:c="4"/>private char rightEye;</text:span></text:p>
      <text:p text:style-name="Standard"><text:span text:style-name="T2"><text:s text:c="4"/>public HumanSmile(char leftEye, char rightEye) {</text:span></text:p>
      <text:p text:style-name="Standard"><text:span text:style-name="T2"><text:s text:c="8"/>this.leftEye = leftEye;</text:span></text:p>
      <text:p text:style-name="Standard"><text:span text:style-name="T2"><text:s text:c="8"/>this.rightEye = rightEye;</text:span></text:p>
      <text:p text:style-name="Standard"><text:span text:style-name="T2"><text:s text:c="4"/>}</text:span></text:p>
      <text:p text:style-name="Standard"><text:span text:style-name="T2"><text:s text:c="4"/>@Override</text:span></text:p>
      <text:p text:style-name="Standard"><text:span text:style-name="T2"><text:s text:c="4"/>public String toString() {</text:span></text:p>
      <text:p text:style-name="Standard"><text:span text:style-name="T2"><text:s text:c="8"/>return "("+leftEye+"_"+rightEye+")";</text:span></text:p>
      <text:p text:style-name="Standard"><text:span text:style-name="T2"><text:s text:c="4"/>}</text:span></text:p>
      <text:p text:style-name="Standard"><text:span text:style-name="T2"><text:s text:c="4"/>protected char getLeftEye() {return leftEye;}</text:span></text:p>
      <text:p text:style-name="Standard"><text:span text:style-name="T2"><text:s text:c="4"/>protected char getRightEye() {return rightEye;}</text:span></text:p>
      <text:p text:style-name="Standard"><text:span text:style-name="T2">}</text:span></text:p>
      <text:p text:style-name="Standard"/>
      <text:p text:style-name="Standard"><text:span text:style-name="T2">public class EmoSmile extends HumanSmile{</text:span></text:p>
      <text:p text:style-name="Standard"><text:span text:style-name="T2"><text:s text:c="4"/>private char leftEye;</text:span></text:p>
      <text:p text:style-name="Standard"><text:span text:style-name="T2"><text:s text:c="4"/>private char rightEye;</text:span></text:p>
      <text:p text:style-name="Standard"><text:span text:style-name="T2"><text:s text:c="4"/>private boolean visibleEye;//true - left, false - right</text:span></text:p>
      <text:p text:style-name="Standard"><text:span text:style-name="T2"><text:s text:c="4"/>public EmoSmile(</text:span></text:p>
      <text:p text:style-name="Standard"><text:span text:style-name="T2"><text:s text:c="12"/>char leftEye, </text:span></text:p>
      <text:p text:style-name="Standard"><text:span text:style-name="T2"><text:s text:c="12"/>char rightEye, </text:span></text:p>
      <text:p text:style-name="Standard"><text:span text:style-name="T2"><text:s text:c="12"/>boolean visibleEye) {</text:span></text:p>
      <text:p text:style-name="Standard"><text:span text:style-name="T2"><text:s text:c="8"/>super(lefttEye, rightEye);</text:span></text:p>
      <text:p text:style-name="Standard"><text:span text:style-name="T2"><text:s text:c="8"/>this.visibleEye = visibleEye;</text:span></text:p>
      <text:p text:style-name="Standard"><text:span text:style-name="T2"><text:s text:c="4"/>}</text:span></text:p>
      <text:p text:style-name="Standard"><text:span text:style-name="T2"><text:s text:c="4"/>@Override</text:span></text:p>
      <text:p text:style-name="Standard"><text:span text:style-name="T2"><text:s text:c="4"/>public String toString() {</text:span></text:p>
      <text:p text:style-name="Standard"><text:span text:style-name="T2"><text:s text:c="8"/>if (visibleEye) {return "("+leftEye+"_\\\";}</text:span></text:p>
      <text:p text:style-name="Standard"><text:span text:style-name="T2"><text:s text:c="8"/>else "///_"+rightEye+")";</text:span></text:p>
      <text:p text:style-name="Standard"><text:span text:style-name="T2"><text:s text:c="4"/>}</text:span></text:p>
      <text:p text:style-name="Standard"><text:span text:style-name="T2">}</text:span></text:p>
      <text:p text:style-name="Standard"><text:span text:style-name="T2">public static void main(String[] args) {<text:line-break/> <text:s text:c="3"/>HummanSmile humanSmile = new HumanSmile('O','O');</text:span></text:p>
      <text:p text:style-name="Standard"><text:span text:style-name="T2"><text:s text:c="4"/>humanSmile.toString(); // (O_O)</text:span></text:p>
      <text:p text:style-name="Standard"><text:span text:style-name="T2">}</text:span></text:p>
      <text:p text:style-name="Standard"/>
      <text:p text:style-name="P3"/>
      <text:p text:style-name="Standard"/>
      <text:h text:style-name="Heading_20_1" text:outline-level="1"><text:bookmark text:name="_mjn38jsqidjr"/>Классная работа</text:h>
      <text:list xml:id="list332863868647155754" text:style-name="WWNum1">
        <text:list-item>
          <text:p text:style-name="P4">Напишите классы из примеров, пронаблюдайте за работой программы.</text:p>
          <text:list>
            <text:list-item>
              <text:p text:style-name="P6">Убедитесь, что у классов имеются все поля и методы суперкласса.</text:p>
            </text:list-item>
            <text:list-item>
              <text:p text:style-name="P6">Убедитесь, что если модификаторы private у полей суперкласса заменить на protected, то они будут видны и в потомках.</text:p>
            </text:list-item>
          </text:list>
        </text:list-item>
        <text:list-item>
          <text:p text:style-name="P4">Напишите классы из примера, пронаблюдайте за работой программы. Убедитесь, что в классах метод void voice() суперкласса заменился и вызывается именно он, вне зависимости от типа ссылки на объект.</text:p>
        </text:list-item>
        <text:list-item>
          <text:p text:style-name="P4">Реализуйте набор классов для построения арифметического выражения:<text:line-break/>(((6 + 7) * 3) / 2)<text:line-break/><text:line-break/>Для этого вам потребуется следующий набор классов:<text:line-break/><text:span text:style-name="T5">// базовый класс.</text:span><text:span text:style-name="T2"><text:line-break/>class Operand<text:line-break/><text:line-break/></text:span><text:span text:style-name="T5">//Константа. Конструктор принимает в качестве аргумента целочисленное значение<text:line-break/></text:span><text:span text:style-name="T2">class Constant extends Operand<text:line-break/><text:line-break/></text:span><text:span text:style-name="T5">// Сложение, вычитание, умножение, деление. В аргументов <text:s/>конструктор принимает два операнда: Operand left, Operand right.<text:line-break/></text:span><text:span text:style-name="T2">class SumOperation extends Operand<text:line-break/>class SubOperation extends Operand<text:line-break/>class MulOperation extends Operand<text:line-break/>class DivOperation extends Operand<text:line-break/><text:line-break/></text:span><text:span text:style-name="T5">// Все классы перегружают метод toString, чтобы сформировать текстовое представление операнда:<text:line-break/></text:span><text:span text:style-name="T2">Constant</text:span><text:span text:style-name="T5">: число.<text:line-break/></text:span><text:span text:style-name="T2">SumOperation: </text:span><text:span text:style-name="T5">число + число</text:span><text:span text:style-name="T2"><text:line-break/>SubOperation: </text:span><text:span text:style-name="T5">число - число</text:span><text:span text:style-name="T2"><text:line-break/>MulOperation: </text:span><text:span text:style-name="T5">число * число</text:span><text:span text:style-name="T2"><text:line-break/>DivOperation: </text:span><text:span text:style-name="T5">число / число</text:span></text:p>
        </text:list-item>
      </text:list>
      <text:p text:style-name="Standard"/>
      <text:h text:style-name="P7" text:outline-level="1"><text:bookmark text:name="_a1zj5hvx5nc"/></text:h>
      <text:h text:style-name="Heading_20_1" text:outline-level="1"><text:bookmark text:name="_9xztg5d30kix"/>Домашняя работа</text:h>
      <text:list xml:id="list2267286399614150947" text:style-name="WWNum2">
        <text:list-item>
          <text:p text:style-name="P5">Расширьте пример Smile. Добавьте <text:line-break/><text:span text:style-name="T2"> <text:s text:c="3"/>=?.?= <text:s text:c="2"/>Кошка<text:line-break/> <text:s text:c="3"/>/(?.?)\ Собака<text:line-break/> <text:s text:c="3"/>(?,_,?) Вампир<text:line-break/> <text:s text:c="3"/>?,? <text:tab/> <text:s text:c="2"/>Сова<text:line-break/> <text:s text:c="3"/>\_/<text:line-break/> <text:s text:c="3"/>(??_??) Инопланетянин, у него четыре глаза<text:line-break/> <text:s text:c="3"/>&lt;?)))&gt;&lt; или &gt;&lt;(((?&gt; Рыба, может плавать вправо или влево.<text:line-break/></text:span>Вместо знаков вопроса следует отображать символы (глаза) указанные в конструкторе.</text:p>
        </text:list-item>
        <text:list-item>
          <text:p text:style-name="P5">В задаче 3 классной работы добавьте возможность вычисления значения выражения.</text:p>
        </text:list-item>
        <text:list-item>
          <text:p text:style-name="P5">Расширьте задачу 2 новым операндом (переменная). Конструктор принимает название переменной. При вычислении значения выражения переменная запрашивает свое значение у пользователя через консоль. <text:line-break/>Следует предусмотреть, что если одна переменная встречается в выражении несколько раз, то пользователь вводит значение лишь единожды. Т.е. если объект повторно используется в нескольких частях выражения, то он запрашивает у пользователя значение один раз, а при повторении использует ранее введенное значение.<text:line-break/>class Variable extends Operand<text:line-break/><text:lin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1pt" fo:language="ru" fo:country="RU" fo:font-style="normal" style:text-underline-style="none" fo:font-weight="normal" style:font-size-asian="11pt" style:language-asian="zh" style:country-asian="CN" style:font-style-asian="normal" style:font-weight-asian="normal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position="0% 100%" style:font-name="Arial" fo:font-size="11pt" fo:language="ru" fo:country="RU" fo:font-style="normal" style:text-underline-style="none" fo:font-weight="normal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ListLabel_20_1" style:display-name="ListLabel 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number text:level="3" text:style-name="ListLabel_20_1" style:num-suffix="." style:num-format="i" text:display-levels="2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4" meta:paragraph-count="63" meta:word-count="607" meta:character-count="4730"/>
    <meta:generator>OpenOffice/4.1.1$Win32 OpenOffice.org_project/411m6$Build-9775</meta:generator>
  </office:meta>
</office:document-meta>
</file>